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6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334.83pt" svg:y="48.81pt">
            <draw:object draw:notify-on-update-of-ranges="Sheet1.D1:Sheet1.D1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nitial Stock Pric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B1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p move</text:p>
          </table:table-cell>
          <table:table-cell office:value-type="float" office:value="1.01" calcext:value-type="float">
            <text:p>1.01</text:p>
          </table:table-cell>
          <table:table-cell/>
          <table:table-cell table:formula="of:=[.D1]*IF(RAND()&lt;1-[.$B$4];[.$B$3];[.$B$2]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Down move</text:p>
          </table:table-cell>
          <table:table-cell office:value-type="float" office:value="0.99" calcext:value-type="float">
            <text:p>0.99</text:p>
          </table:table-cell>
          <table:table-cell/>
          <table:table-cell table:formula="of:=[.D2]*IF(RAND()&lt;1-[.$B$4];[.$B$3];[.$B$2])" office:value-type="float" office:value="99.99" calcext:value-type="float">
            <text:p>99.99</text:p>
          </table:table-cell>
        </table:table-row>
        <table:table-row table:style-name="ro1">
          <table:table-cell office:value-type="string" calcext:value-type="string">
            <text:p>Probability of Up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D3]*IF(RAND()&lt;1-[.$B$4];[.$B$3];[.$B$2])" office:value-type="float" office:value="98.9901" calcext:value-type="float">
            <text:p>98.9901</text:p>
          </table:table-cell>
        </table:table-row>
        <table:table-row table:style-name="ro1">
          <table:table-cell table:number-columns-repeated="3"/>
          <table:table-cell table:formula="of:=[.D4]*IF(RAND()&lt;1-[.$B$4];[.$B$3];[.$B$2])" office:value-type="float" office:value="98.000199" calcext:value-type="float">
            <text:p>98.000199</text:p>
          </table:table-cell>
        </table:table-row>
        <table:table-row table:style-name="ro1">
          <table:table-cell table:number-columns-repeated="3"/>
          <table:table-cell table:formula="of:=[.D5]*IF(RAND()&lt;1-[.$B$4];[.$B$3];[.$B$2])" office:value-type="float" office:value="97.02019701" calcext:value-type="float">
            <text:p>97.02019701</text:p>
          </table:table-cell>
        </table:table-row>
        <table:table-row table:style-name="ro1">
          <table:table-cell table:number-columns-repeated="3"/>
          <table:table-cell table:formula="of:=[.D6]*IF(RAND()&lt;1-[.$B$4];[.$B$3];[.$B$2])" office:value-type="float" office:value="96.0499950399" calcext:value-type="float">
            <text:p>96.0499950399</text:p>
          </table:table-cell>
        </table:table-row>
        <table:table-row table:style-name="ro1">
          <table:table-cell table:number-columns-repeated="3"/>
          <table:table-cell table:formula="of:=[.D7]*IF(RAND()&lt;1-[.$B$4];[.$B$3];[.$B$2])" office:value-type="float" office:value="95.089495089501" calcext:value-type="float">
            <text:p>95.089495089501</text:p>
          </table:table-cell>
        </table:table-row>
        <table:table-row table:style-name="ro1">
          <table:table-cell table:number-columns-repeated="3"/>
          <table:table-cell table:formula="of:=[.D8]*IF(RAND()&lt;1-[.$B$4];[.$B$3];[.$B$2])" office:value-type="float" office:value="94.138600138606" calcext:value-type="float">
            <text:p>94.138600138606</text:p>
          </table:table-cell>
        </table:table-row>
        <table:table-row table:style-name="ro1">
          <table:table-cell table:number-columns-repeated="3"/>
          <table:table-cell table:formula="of:=[.D9]*IF(RAND()&lt;1-[.$B$4];[.$B$3];[.$B$2])" office:value-type="float" office:value="93.1972141372199" calcext:value-type="float">
            <text:p>93.1972141372199</text:p>
          </table:table-cell>
        </table:table-row>
        <table:table-row table:style-name="ro1">
          <table:table-cell table:number-columns-repeated="3"/>
          <table:table-cell table:formula="of:=[.D10]*IF(RAND()&lt;1-[.$B$4];[.$B$3];[.$B$2])" office:value-type="float" office:value="94.1291862785921" calcext:value-type="float">
            <text:p>94.1291862785921</text:p>
          </table:table-cell>
        </table:table-row>
        <table:table-row table:style-name="ro1">
          <table:table-cell table:number-columns-repeated="3"/>
          <table:table-cell table:formula="of:=[.D11]*IF(RAND()&lt;1-[.$B$4];[.$B$3];[.$B$2])" office:value-type="float" office:value="93.1878944158062" calcext:value-type="float">
            <text:p>93.1878944158062</text:p>
          </table:table-cell>
        </table:table-row>
        <table:table-row table:style-name="ro1">
          <table:table-cell table:number-columns-repeated="3"/>
          <table:table-cell table:formula="of:=[.D12]*IF(RAND()&lt;1-[.$B$4];[.$B$3];[.$B$2])" office:value-type="float" office:value="92.2560154716481" calcext:value-type="float">
            <text:p>92.2560154716481</text:p>
          </table:table-cell>
        </table:table-row>
        <table:table-row table:style-name="ro1">
          <table:table-cell table:number-columns-repeated="3"/>
          <table:table-cell table:formula="of:=[.D13]*IF(RAND()&lt;1-[.$B$4];[.$B$3];[.$B$2])" office:value-type="float" office:value="91.3334553169317" calcext:value-type="float">
            <text:p>91.3334553169317</text:p>
          </table:table-cell>
        </table:table-row>
        <table:table-row table:style-name="ro1">
          <table:table-cell table:number-columns-repeated="3"/>
          <table:table-cell table:formula="of:=[.D14]*IF(RAND()&lt;1-[.$B$4];[.$B$3];[.$B$2])" office:value-type="float" office:value="92.246789870101" calcext:value-type="float">
            <text:p>92.246789870101</text:p>
          </table:table-cell>
        </table:table-row>
        <table:table-row table:style-name="ro1">
          <table:table-cell table:number-columns-repeated="3"/>
          <table:table-cell table:formula="of:=[.D15]*IF(RAND()&lt;1-[.$B$4];[.$B$3];[.$B$2])" office:value-type="float" office:value="93.169257768802" calcext:value-type="float">
            <text:p>93.169257768802</text:p>
          </table:table-cell>
        </table:table-row>
        <table:table-row table:style-name="ro1">
          <table:table-cell table:number-columns-repeated="3"/>
          <table:table-cell table:formula="of:=[.D16]*IF(RAND()&lt;1-[.$B$4];[.$B$3];[.$B$2])" office:value-type="float" office:value="94.10095034649" calcext:value-type="float">
            <text:p>94.10095034649</text:p>
          </table:table-cell>
        </table:table-row>
        <table:table-row table:style-name="ro1">
          <table:table-cell table:number-columns-repeated="3"/>
          <table:table-cell table:formula="of:=[.D17]*IF(RAND()&lt;1-[.$B$4];[.$B$3];[.$B$2])" office:value-type="float" office:value="95.0419598499549" calcext:value-type="float">
            <text:p>95.0419598499549</text:p>
          </table:table-cell>
        </table:table-row>
        <table:table-row table:style-name="ro1">
          <table:table-cell table:number-columns-repeated="3"/>
          <table:table-cell table:formula="of:=[.D18]*IF(RAND()&lt;1-[.$B$4];[.$B$3];[.$B$2])" office:value-type="float" office:value="94.0915402514554" calcext:value-type="float">
            <text:p>94.0915402514554</text:p>
          </table:table-cell>
        </table:table-row>
        <table:table-row table:style-name="ro1">
          <table:table-cell table:number-columns-repeated="3"/>
          <table:table-cell table:formula="of:=[.D19]*IF(RAND()&lt;1-[.$B$4];[.$B$3];[.$B$2])" office:value-type="float" office:value="95.0324556539699" calcext:value-type="float">
            <text:p>95.0324556539699</text:p>
          </table:table-cell>
        </table:table-row>
        <table:table-row table:style-name="ro1">
          <table:table-cell table:number-columns-repeated="3"/>
          <table:table-cell table:formula="of:=[.D20]*IF(RAND()&lt;1-[.$B$4];[.$B$3];[.$B$2])" office:value-type="float" office:value="95.9827802105096" calcext:value-type="float">
            <text:p>95.9827802105096</text:p>
          </table:table-cell>
        </table:table-row>
        <table:table-row table:style-name="ro1">
          <table:table-cell table:number-columns-repeated="3"/>
          <table:table-cell table:formula="of:=[.D21]*IF(RAND()&lt;1-[.$B$4];[.$B$3];[.$B$2])" office:value-type="float" office:value="96.9426080126147" calcext:value-type="float">
            <text:p>96.9426080126147</text:p>
          </table:table-cell>
        </table:table-row>
        <table:table-row table:style-name="ro1">
          <table:table-cell table:number-columns-repeated="3"/>
          <table:table-cell table:formula="of:=[.D22]*IF(RAND()&lt;1-[.$B$4];[.$B$3];[.$B$2])" office:value-type="float" office:value="95.9731819324886" calcext:value-type="float">
            <text:p>95.9731819324886</text:p>
          </table:table-cell>
        </table:table-row>
        <table:table-row table:style-name="ro1">
          <table:table-cell table:number-columns-repeated="3"/>
          <table:table-cell table:formula="of:=[.D23]*IF(RAND()&lt;1-[.$B$4];[.$B$3];[.$B$2])" office:value-type="float" office:value="96.9329137518134" calcext:value-type="float">
            <text:p>96.9329137518134</text:p>
          </table:table-cell>
        </table:table-row>
        <table:table-row table:style-name="ro1">
          <table:table-cell table:number-columns-repeated="3"/>
          <table:table-cell table:formula="of:=[.D24]*IF(RAND()&lt;1-[.$B$4];[.$B$3];[.$B$2])" office:value-type="float" office:value="97.9022428893316" calcext:value-type="float">
            <text:p>97.9022428893316</text:p>
          </table:table-cell>
        </table:table-row>
        <table:table-row table:style-name="ro1">
          <table:table-cell table:number-columns-repeated="3"/>
          <table:table-cell table:formula="of:=[.D25]*IF(RAND()&lt;1-[.$B$4];[.$B$3];[.$B$2])" office:value-type="float" office:value="98.8812653182249" calcext:value-type="float">
            <text:p>98.8812653182249</text:p>
          </table:table-cell>
        </table:table-row>
        <table:table-row table:style-name="ro1">
          <table:table-cell table:number-columns-repeated="3"/>
          <table:table-cell table:formula="of:=[.D26]*IF(RAND()&lt;1-[.$B$4];[.$B$3];[.$B$2])" office:value-type="float" office:value="99.8700779714071" calcext:value-type="float">
            <text:p>99.8700779714071</text:p>
          </table:table-cell>
        </table:table-row>
        <table:table-row table:style-name="ro1">
          <table:table-cell table:number-columns-repeated="3"/>
          <table:table-cell table:formula="of:=[.D27]*IF(RAND()&lt;1-[.$B$4];[.$B$3];[.$B$2])" office:value-type="float" office:value="100.868778751121" calcext:value-type="float">
            <text:p>100.868778751121</text:p>
          </table:table-cell>
        </table:table-row>
        <table:table-row table:style-name="ro1">
          <table:table-cell table:number-columns-repeated="3"/>
          <table:table-cell table:formula="of:=[.D28]*IF(RAND()&lt;1-[.$B$4];[.$B$3];[.$B$2])" office:value-type="float" office:value="99.86009096361" calcext:value-type="float">
            <text:p>99.86009096361</text:p>
          </table:table-cell>
        </table:table-row>
        <table:table-row table:style-name="ro1">
          <table:table-cell table:number-columns-repeated="3"/>
          <table:table-cell table:formula="of:=[.D29]*IF(RAND()&lt;1-[.$B$4];[.$B$3];[.$B$2])" office:value-type="float" office:value="100.858691873246" calcext:value-type="float">
            <text:p>100.858691873246</text:p>
          </table:table-cell>
        </table:table-row>
        <table:table-row table:style-name="ro1">
          <table:table-cell table:number-columns-repeated="3"/>
          <table:table-cell table:formula="of:=[.D30]*IF(RAND()&lt;1-[.$B$4];[.$B$3];[.$B$2])" office:value-type="float" office:value="99.8501049545136" calcext:value-type="float">
            <text:p>99.8501049545136</text:p>
          </table:table-cell>
        </table:table-row>
        <table:table-row table:style-name="ro1">
          <table:table-cell table:number-columns-repeated="3"/>
          <table:table-cell table:formula="of:=[.D31]*IF(RAND()&lt;1-[.$B$4];[.$B$3];[.$B$2])" office:value-type="float" office:value="100.848606004059" calcext:value-type="float">
            <text:p>100.848606004059</text:p>
          </table:table-cell>
        </table:table-row>
        <table:table-row table:style-name="ro1">
          <table:table-cell table:number-columns-repeated="3"/>
          <table:table-cell table:formula="of:=[.D32]*IF(RAND()&lt;1-[.$B$4];[.$B$3];[.$B$2])" office:value-type="float" office:value="101.857092064099" calcext:value-type="float">
            <text:p>101.857092064099</text:p>
          </table:table-cell>
        </table:table-row>
        <table:table-row table:style-name="ro1">
          <table:table-cell table:number-columns-repeated="3"/>
          <table:table-cell table:formula="of:=[.D33]*IF(RAND()&lt;1-[.$B$4];[.$B$3];[.$B$2])" office:value-type="float" office:value="100.838521143458" calcext:value-type="float">
            <text:p>100.838521143458</text:p>
          </table:table-cell>
        </table:table-row>
        <table:table-row table:style-name="ro1">
          <table:table-cell table:number-columns-repeated="3"/>
          <table:table-cell table:formula="of:=[.D34]*IF(RAND()&lt;1-[.$B$4];[.$B$3];[.$B$2])" office:value-type="float" office:value="101.846906354893" calcext:value-type="float">
            <text:p>101.846906354893</text:p>
          </table:table-cell>
        </table:table-row>
        <table:table-row table:style-name="ro1">
          <table:table-cell table:number-columns-repeated="3"/>
          <table:table-cell table:formula="of:=[.D35]*IF(RAND()&lt;1-[.$B$4];[.$B$3];[.$B$2])" office:value-type="float" office:value="100.828437291344" calcext:value-type="float">
            <text:p>100.828437291344</text:p>
          </table:table-cell>
        </table:table-row>
        <table:table-row table:style-name="ro1">
          <table:table-cell table:number-columns-repeated="3"/>
          <table:table-cell table:formula="of:=[.D36]*IF(RAND()&lt;1-[.$B$4];[.$B$3];[.$B$2])" office:value-type="float" office:value="101.836721664257" calcext:value-type="float">
            <text:p>101.836721664257</text:p>
          </table:table-cell>
        </table:table-row>
        <table:table-row table:style-name="ro1">
          <table:table-cell table:number-columns-repeated="3"/>
          <table:table-cell table:formula="of:=[.D37]*IF(RAND()&lt;1-[.$B$4];[.$B$3];[.$B$2])" office:value-type="float" office:value="102.8550888809" calcext:value-type="float">
            <text:p>102.8550888809</text:p>
          </table:table-cell>
        </table:table-row>
        <table:table-row table:style-name="ro1">
          <table:table-cell table:number-columns-repeated="3"/>
          <table:table-cell table:formula="of:=[.D38]*IF(RAND()&lt;1-[.$B$4];[.$B$3];[.$B$2])" office:value-type="float" office:value="101.826537992091" calcext:value-type="float">
            <text:p>101.826537992091</text:p>
          </table:table-cell>
        </table:table-row>
        <table:table-row table:style-name="ro1">
          <table:table-cell table:number-columns-repeated="3"/>
          <table:table-cell table:formula="of:=[.D39]*IF(RAND()&lt;1-[.$B$4];[.$B$3];[.$B$2])" office:value-type="float" office:value="100.80827261217" calcext:value-type="float">
            <text:p>100.80827261217</text:p>
          </table:table-cell>
        </table:table-row>
        <table:table-row table:style-name="ro1">
          <table:table-cell table:number-columns-repeated="3"/>
          <table:table-cell table:formula="of:=[.D40]*IF(RAND()&lt;1-[.$B$4];[.$B$3];[.$B$2])" office:value-type="float" office:value="101.816355338292" calcext:value-type="float">
            <text:p>101.816355338292</text:p>
          </table:table-cell>
        </table:table-row>
        <table:table-row table:style-name="ro1">
          <table:table-cell table:number-columns-repeated="3"/>
          <table:table-cell table:formula="of:=[.D41]*IF(RAND()&lt;1-[.$B$4];[.$B$3];[.$B$2])" office:value-type="float" office:value="100.798191784909" calcext:value-type="float">
            <text:p>100.798191784909</text:p>
          </table:table-cell>
        </table:table-row>
        <table:table-row table:style-name="ro1">
          <table:table-cell table:number-columns-repeated="3"/>
          <table:table-cell table:formula="of:=[.D42]*IF(RAND()&lt;1-[.$B$4];[.$B$3];[.$B$2])" office:value-type="float" office:value="99.7902098670598" calcext:value-type="float">
            <text:p>99.7902098670598</text:p>
          </table:table-cell>
        </table:table-row>
        <table:table-row table:style-name="ro1">
          <table:table-cell table:number-columns-repeated="3"/>
          <table:table-cell table:formula="of:=[.D43]*IF(RAND()&lt;1-[.$B$4];[.$B$3];[.$B$2])" office:value-type="float" office:value="98.7923077683892" calcext:value-type="float">
            <text:p>98.7923077683892</text:p>
          </table:table-cell>
        </table:table-row>
        <table:table-row table:style-name="ro1">
          <table:table-cell table:number-columns-repeated="3"/>
          <table:table-cell table:formula="of:=[.D44]*IF(RAND()&lt;1-[.$B$4];[.$B$3];[.$B$2])" office:value-type="float" office:value="99.7802308460731" calcext:value-type="float">
            <text:p>99.7802308460731</text:p>
          </table:table-cell>
        </table:table-row>
        <table:table-row table:style-name="ro1">
          <table:table-cell table:number-columns-repeated="3"/>
          <table:table-cell table:formula="of:=[.D45]*IF(RAND()&lt;1-[.$B$4];[.$B$3];[.$B$2])" office:value-type="float" office:value="98.7824285376124" calcext:value-type="float">
            <text:p>98.7824285376124</text:p>
          </table:table-cell>
        </table:table-row>
        <table:table-row table:style-name="ro1">
          <table:table-cell table:number-columns-repeated="3"/>
          <table:table-cell table:formula="of:=[.D46]*IF(RAND()&lt;1-[.$B$4];[.$B$3];[.$B$2])" office:value-type="float" office:value="97.7946042522362" calcext:value-type="float">
            <text:p>97.7946042522362</text:p>
          </table:table-cell>
        </table:table-row>
        <table:table-row table:style-name="ro1">
          <table:table-cell table:number-columns-repeated="3"/>
          <table:table-cell table:formula="of:=[.D47]*IF(RAND()&lt;1-[.$B$4];[.$B$3];[.$B$2])" office:value-type="float" office:value="96.8166582097139" calcext:value-type="float">
            <text:p>96.8166582097139</text:p>
          </table:table-cell>
        </table:table-row>
        <table:table-row table:style-name="ro1">
          <table:table-cell table:number-columns-repeated="3"/>
          <table:table-cell table:formula="of:=[.D48]*IF(RAND()&lt;1-[.$B$4];[.$B$3];[.$B$2])" office:value-type="float" office:value="97.784824791811" calcext:value-type="float">
            <text:p>97.784824791811</text:p>
          </table:table-cell>
        </table:table-row>
        <table:table-row table:style-name="ro1">
          <table:table-cell table:number-columns-repeated="3"/>
          <table:table-cell table:formula="of:=[.D49]*IF(RAND()&lt;1-[.$B$4];[.$B$3];[.$B$2])" office:value-type="float" office:value="98.7626730397291" calcext:value-type="float">
            <text:p>98.7626730397291</text:p>
          </table:table-cell>
        </table:table-row>
        <table:table-row table:style-name="ro1">
          <table:table-cell table:number-columns-repeated="3"/>
          <table:table-cell table:formula="of:=[.D50]*IF(RAND()&lt;1-[.$B$4];[.$B$3];[.$B$2])" office:value-type="float" office:value="97.7750463093318" calcext:value-type="float">
            <text:p>97.7750463093318</text:p>
          </table:table-cell>
        </table:table-row>
        <table:table-row table:style-name="ro1">
          <table:table-cell table:number-columns-repeated="3"/>
          <table:table-cell table:formula="of:=[.D51]*IF(RAND()&lt;1-[.$B$4];[.$B$3];[.$B$2])" office:value-type="float" office:value="96.7972958462385" calcext:value-type="float">
            <text:p>96.7972958462385</text:p>
          </table:table-cell>
        </table:table-row>
        <table:table-row table:style-name="ro1">
          <table:table-cell table:number-columns-repeated="3"/>
          <table:table-cell table:formula="of:=[.D52]*IF(RAND()&lt;1-[.$B$4];[.$B$3];[.$B$2])" office:value-type="float" office:value="97.7652688047009" calcext:value-type="float">
            <text:p>97.7652688047009</text:p>
          </table:table-cell>
        </table:table-row>
        <table:table-row table:style-name="ro1">
          <table:table-cell table:number-columns-repeated="3"/>
          <table:table-cell table:formula="of:=[.D53]*IF(RAND()&lt;1-[.$B$4];[.$B$3];[.$B$2])" office:value-type="float" office:value="96.7876161166539" calcext:value-type="float">
            <text:p>96.7876161166539</text:p>
          </table:table-cell>
        </table:table-row>
        <table:table-row table:style-name="ro1">
          <table:table-cell table:number-columns-repeated="3"/>
          <table:table-cell table:formula="of:=[.D54]*IF(RAND()&lt;1-[.$B$4];[.$B$3];[.$B$2])" office:value-type="float" office:value="97.7554922778204" calcext:value-type="float">
            <text:p>97.7554922778204</text:p>
          </table:table-cell>
        </table:table-row>
        <table:table-row table:style-name="ro1">
          <table:table-cell table:number-columns-repeated="3"/>
          <table:table-cell table:formula="of:=[.D55]*IF(RAND()&lt;1-[.$B$4];[.$B$3];[.$B$2])" office:value-type="float" office:value="98.7330472005987" calcext:value-type="float">
            <text:p>98.7330472005987</text:p>
          </table:table-cell>
        </table:table-row>
        <table:table-row table:style-name="ro1">
          <table:table-cell table:number-columns-repeated="3"/>
          <table:table-cell table:formula="of:=[.D56]*IF(RAND()&lt;1-[.$B$4];[.$B$3];[.$B$2])" office:value-type="float" office:value="97.7457167285927" calcext:value-type="float">
            <text:p>97.7457167285927</text:p>
          </table:table-cell>
        </table:table-row>
        <table:table-row table:style-name="ro1">
          <table:table-cell table:number-columns-repeated="3"/>
          <table:table-cell table:formula="of:=[.D57]*IF(RAND()&lt;1-[.$B$4];[.$B$3];[.$B$2])" office:value-type="float" office:value="98.7231738958786" calcext:value-type="float">
            <text:p>98.7231738958786</text:p>
          </table:table-cell>
        </table:table-row>
        <table:table-row table:style-name="ro1">
          <table:table-cell table:number-columns-repeated="3"/>
          <table:table-cell table:formula="of:=[.D58]*IF(RAND()&lt;1-[.$B$4];[.$B$3];[.$B$2])" office:value-type="float" office:value="99.7104056348374" calcext:value-type="float">
            <text:p>99.7104056348374</text:p>
          </table:table-cell>
        </table:table-row>
        <table:table-row table:style-name="ro1">
          <table:table-cell table:number-columns-repeated="3"/>
          <table:table-cell table:formula="of:=[.D59]*IF(RAND()&lt;1-[.$B$4];[.$B$3];[.$B$2])" office:value-type="float" office:value="100.707509691186" calcext:value-type="float">
            <text:p>100.707509691186</text:p>
          </table:table-cell>
        </table:table-row>
        <table:table-row table:style-name="ro1">
          <table:table-cell table:number-columns-repeated="3"/>
          <table:table-cell table:formula="of:=[.D60]*IF(RAND()&lt;1-[.$B$4];[.$B$3];[.$B$2])" office:value-type="float" office:value="99.7004345942739" calcext:value-type="float">
            <text:p>99.7004345942739</text:p>
          </table:table-cell>
        </table:table-row>
        <table:table-row table:style-name="ro1">
          <table:table-cell table:number-columns-repeated="3"/>
          <table:table-cell table:formula="of:=[.D61]*IF(RAND()&lt;1-[.$B$4];[.$B$3];[.$B$2])" office:value-type="float" office:value="98.7034302483312" calcext:value-type="float">
            <text:p>98.7034302483312</text:p>
          </table:table-cell>
        </table:table-row>
        <table:table-row table:style-name="ro1">
          <table:table-cell table:number-columns-repeated="3"/>
          <table:table-cell table:formula="of:=[.D62]*IF(RAND()&lt;1-[.$B$4];[.$B$3];[.$B$2])" office:value-type="float" office:value="99.6904645508145" calcext:value-type="float">
            <text:p>99.6904645508145</text:p>
          </table:table-cell>
        </table:table-row>
        <table:table-row table:style-name="ro1">
          <table:table-cell table:number-columns-repeated="3"/>
          <table:table-cell table:formula="of:=[.D63]*IF(RAND()&lt;1-[.$B$4];[.$B$3];[.$B$2])" office:value-type="float" office:value="98.6935599053063" calcext:value-type="float">
            <text:p>98.6935599053063</text:p>
          </table:table-cell>
        </table:table-row>
        <table:table-row table:style-name="ro1">
          <table:table-cell table:number-columns-repeated="3"/>
          <table:table-cell table:formula="of:=[.D64]*IF(RAND()&lt;1-[.$B$4];[.$B$3];[.$B$2])" office:value-type="float" office:value="99.6804955043594" calcext:value-type="float">
            <text:p>99.6804955043594</text:p>
          </table:table-cell>
        </table:table-row>
        <table:table-row table:style-name="ro1">
          <table:table-cell table:number-columns-repeated="3"/>
          <table:table-cell table:formula="of:=[.D65]*IF(RAND()&lt;1-[.$B$4];[.$B$3];[.$B$2])" office:value-type="float" office:value="100.677300459403" calcext:value-type="float">
            <text:p>100.677300459403</text:p>
          </table:table-cell>
        </table:table-row>
        <table:table-row table:style-name="ro1">
          <table:table-cell table:number-columns-repeated="3"/>
          <table:table-cell table:formula="of:=[.D66]*IF(RAND()&lt;1-[.$B$4];[.$B$3];[.$B$2])" office:value-type="float" office:value="101.684073463997" calcext:value-type="float">
            <text:p>101.684073463997</text:p>
          </table:table-cell>
        </table:table-row>
        <table:table-row table:style-name="ro1">
          <table:table-cell table:number-columns-repeated="3"/>
          <table:table-cell table:formula="of:=[.D67]*IF(RAND()&lt;1-[.$B$4];[.$B$3];[.$B$2])" office:value-type="float" office:value="102.700914198637" calcext:value-type="float">
            <text:p>102.700914198637</text:p>
          </table:table-cell>
        </table:table-row>
        <table:table-row table:style-name="ro1">
          <table:table-cell table:number-columns-repeated="3"/>
          <table:table-cell table:formula="of:=[.D68]*IF(RAND()&lt;1-[.$B$4];[.$B$3];[.$B$2])" office:value-type="float" office:value="101.673905056651" calcext:value-type="float">
            <text:p>101.673905056651</text:p>
          </table:table-cell>
        </table:table-row>
        <table:table-row table:style-name="ro1">
          <table:table-cell table:number-columns-repeated="3"/>
          <table:table-cell table:formula="of:=[.D69]*IF(RAND()&lt;1-[.$B$4];[.$B$3];[.$B$2])" office:value-type="float" office:value="100.657166006084" calcext:value-type="float">
            <text:p>100.657166006084</text:p>
          </table:table-cell>
        </table:table-row>
        <table:table-row table:style-name="ro1">
          <table:table-cell table:number-columns-repeated="3"/>
          <table:table-cell table:formula="of:=[.D70]*IF(RAND()&lt;1-[.$B$4];[.$B$3];[.$B$2])" office:value-type="float" office:value="101.663737666145" calcext:value-type="float">
            <text:p>101.663737666145</text:p>
          </table:table-cell>
        </table:table-row>
        <table:table-row table:style-name="ro1">
          <table:table-cell table:number-columns-repeated="3"/>
          <table:table-cell table:formula="of:=[.D71]*IF(RAND()&lt;1-[.$B$4];[.$B$3];[.$B$2])" office:value-type="float" office:value="100.647100289483" calcext:value-type="float">
            <text:p>100.647100289483</text:p>
          </table:table-cell>
        </table:table-row>
        <table:table-row table:style-name="ro1">
          <table:table-cell table:number-columns-repeated="3"/>
          <table:table-cell table:formula="of:=[.D72]*IF(RAND()&lt;1-[.$B$4];[.$B$3];[.$B$2])" office:value-type="float" office:value="99.6406292865886" calcext:value-type="float">
            <text:p>99.6406292865886</text:p>
          </table:table-cell>
        </table:table-row>
        <table:table-row table:style-name="ro1">
          <table:table-cell table:number-columns-repeated="3"/>
          <table:table-cell table:formula="of:=[.D73]*IF(RAND()&lt;1-[.$B$4];[.$B$3];[.$B$2])" office:value-type="float" office:value="100.637035579455" calcext:value-type="float">
            <text:p>100.637035579455</text:p>
          </table:table-cell>
        </table:table-row>
        <table:table-row table:style-name="ro1">
          <table:table-cell table:number-columns-repeated="3"/>
          <table:table-cell table:formula="of:=[.D74]*IF(RAND()&lt;1-[.$B$4];[.$B$3];[.$B$2])" office:value-type="float" office:value="99.63066522366" calcext:value-type="float">
            <text:p>99.63066522366</text:p>
          </table:table-cell>
        </table:table-row>
        <table:table-row table:style-name="ro1">
          <table:table-cell table:number-columns-repeated="3"/>
          <table:table-cell table:formula="of:=[.D75]*IF(RAND()&lt;1-[.$B$4];[.$B$3];[.$B$2])" office:value-type="float" office:value="98.6343585714234" calcext:value-type="float">
            <text:p>98.6343585714234</text:p>
          </table:table-cell>
        </table:table-row>
        <table:table-row table:style-name="ro1">
          <table:table-cell table:number-columns-repeated="3"/>
          <table:table-cell table:formula="of:=[.D76]*IF(RAND()&lt;1-[.$B$4];[.$B$3];[.$B$2])" office:value-type="float" office:value="99.6207021571376" calcext:value-type="float">
            <text:p>99.6207021571376</text:p>
          </table:table-cell>
        </table:table-row>
        <table:table-row table:style-name="ro1">
          <table:table-cell table:number-columns-repeated="3"/>
          <table:table-cell table:formula="of:=[.D77]*IF(RAND()&lt;1-[.$B$4];[.$B$3];[.$B$2])" office:value-type="float" office:value="98.6244951355662" calcext:value-type="float">
            <text:p>98.6244951355662</text:p>
          </table:table-cell>
        </table:table-row>
        <table:table-row table:style-name="ro1">
          <table:table-cell table:number-columns-repeated="3"/>
          <table:table-cell table:formula="of:=[.D78]*IF(RAND()&lt;1-[.$B$4];[.$B$3];[.$B$2])" office:value-type="float" office:value="99.6107400869219" calcext:value-type="float">
            <text:p>99.6107400869219</text:p>
          </table:table-cell>
        </table:table-row>
        <table:table-row table:style-name="ro1">
          <table:table-cell table:number-columns-repeated="3"/>
          <table:table-cell table:formula="of:=[.D79]*IF(RAND()&lt;1-[.$B$4];[.$B$3];[.$B$2])" office:value-type="float" office:value="100.606847487791" calcext:value-type="float">
            <text:p>100.606847487791</text:p>
          </table:table-cell>
        </table:table-row>
        <table:table-row table:style-name="ro1">
          <table:table-cell table:number-columns-repeated="3"/>
          <table:table-cell table:formula="of:=[.D80]*IF(RAND()&lt;1-[.$B$4];[.$B$3];[.$B$2])" office:value-type="float" office:value="101.612915962669" calcext:value-type="float">
            <text:p>101.612915962669</text:p>
          </table:table-cell>
        </table:table-row>
        <table:table-row table:style-name="ro1">
          <table:table-cell table:number-columns-repeated="3"/>
          <table:table-cell table:formula="of:=[.D81]*IF(RAND()&lt;1-[.$B$4];[.$B$3];[.$B$2])" office:value-type="float" office:value="100.596786803042" calcext:value-type="float">
            <text:p>100.596786803042</text:p>
          </table:table-cell>
        </table:table-row>
        <table:table-row table:style-name="ro1">
          <table:table-cell table:number-columns-repeated="3"/>
          <table:table-cell table:formula="of:=[.D82]*IF(RAND()&lt;1-[.$B$4];[.$B$3];[.$B$2])" office:value-type="float" office:value="99.5908189350119" calcext:value-type="float">
            <text:p>99.5908189350119</text:p>
          </table:table-cell>
        </table:table-row>
        <table:table-row table:style-name="ro1">
          <table:table-cell table:number-columns-repeated="3"/>
          <table:table-cell table:formula="of:=[.D83]*IF(RAND()&lt;1-[.$B$4];[.$B$3];[.$B$2])" office:value-type="float" office:value="98.5949107456618" calcext:value-type="float">
            <text:p>98.5949107456618</text:p>
          </table:table-cell>
        </table:table-row>
        <table:table-row table:style-name="ro1">
          <table:table-cell table:number-columns-repeated="3"/>
          <table:table-cell table:formula="of:=[.D84]*IF(RAND()&lt;1-[.$B$4];[.$B$3];[.$B$2])" office:value-type="float" office:value="97.6089616382052" calcext:value-type="float">
            <text:p>97.6089616382052</text:p>
          </table:table-cell>
        </table:table-row>
        <table:table-row table:style-name="ro1">
          <table:table-cell table:number-columns-repeated="3"/>
          <table:table-cell table:formula="of:=[.D85]*IF(RAND()&lt;1-[.$B$4];[.$B$3];[.$B$2])" office:value-type="float" office:value="96.6328720218231" calcext:value-type="float">
            <text:p>96.6328720218231</text:p>
          </table:table-cell>
        </table:table-row>
        <table:table-row table:style-name="ro1">
          <table:table-cell table:number-columns-repeated="3"/>
          <table:table-cell table:formula="of:=[.D86]*IF(RAND()&lt;1-[.$B$4];[.$B$3];[.$B$2])" office:value-type="float" office:value="97.5992007420414" calcext:value-type="float">
            <text:p>97.5992007420414</text:p>
          </table:table-cell>
        </table:table-row>
        <table:table-row table:style-name="ro1">
          <table:table-cell table:number-columns-repeated="3"/>
          <table:table-cell table:formula="of:=[.D87]*IF(RAND()&lt;1-[.$B$4];[.$B$3];[.$B$2])" office:value-type="float" office:value="98.5751927494618" calcext:value-type="float">
            <text:p>98.5751927494618</text:p>
          </table:table-cell>
        </table:table-row>
        <table:table-row table:style-name="ro1">
          <table:table-cell table:number-columns-repeated="3"/>
          <table:table-cell table:formula="of:=[.D88]*IF(RAND()&lt;1-[.$B$4];[.$B$3];[.$B$2])" office:value-type="float" office:value="99.5609446769564" calcext:value-type="float">
            <text:p>99.5609446769564</text:p>
          </table:table-cell>
        </table:table-row>
        <table:table-row table:style-name="ro1">
          <table:table-cell table:number-columns-repeated="3"/>
          <table:table-cell table:formula="of:=[.D89]*IF(RAND()&lt;1-[.$B$4];[.$B$3];[.$B$2])" office:value-type="float" office:value="100.556554123726" calcext:value-type="float">
            <text:p>100.556554123726</text:p>
          </table:table-cell>
        </table:table-row>
        <table:table-row table:style-name="ro1">
          <table:table-cell table:number-columns-repeated="3"/>
          <table:table-cell table:formula="of:=[.D90]*IF(RAND()&lt;1-[.$B$4];[.$B$3];[.$B$2])" office:value-type="float" office:value="101.562119664963" calcext:value-type="float">
            <text:p>101.562119664963</text:p>
          </table:table-cell>
        </table:table-row>
        <table:table-row table:style-name="ro1">
          <table:table-cell table:number-columns-repeated="3"/>
          <table:table-cell table:formula="of:=[.D91]*IF(RAND()&lt;1-[.$B$4];[.$B$3];[.$B$2])" office:value-type="float" office:value="102.577740861613" calcext:value-type="float">
            <text:p>102.577740861613</text:p>
          </table:table-cell>
        </table:table-row>
        <table:table-row table:style-name="ro1">
          <table:table-cell table:number-columns-repeated="3"/>
          <table:table-cell table:formula="of:=[.D92]*IF(RAND()&lt;1-[.$B$4];[.$B$3];[.$B$2])" office:value-type="float" office:value="101.551963452997" calcext:value-type="float">
            <text:p>101.551963452997</text:p>
          </table:table-cell>
        </table:table-row>
        <table:table-row table:style-name="ro1">
          <table:table-cell table:number-columns-repeated="3"/>
          <table:table-cell table:formula="of:=[.D93]*IF(RAND()&lt;1-[.$B$4];[.$B$3];[.$B$2])" office:value-type="float" office:value="102.567483087527" calcext:value-type="float">
            <text:p>102.567483087527</text:p>
          </table:table-cell>
        </table:table-row>
        <table:table-row table:style-name="ro1">
          <table:table-cell table:number-columns-repeated="3"/>
          <table:table-cell table:formula="of:=[.D94]*IF(RAND()&lt;1-[.$B$4];[.$B$3];[.$B$2])" office:value-type="float" office:value="103.593157918402" calcext:value-type="float">
            <text:p>103.593157918402</text:p>
          </table:table-cell>
        </table:table-row>
        <table:table-row table:style-name="ro1">
          <table:table-cell table:number-columns-repeated="3"/>
          <table:table-cell table:formula="of:=[.D95]*IF(RAND()&lt;1-[.$B$4];[.$B$3];[.$B$2])" office:value-type="float" office:value="104.629089497586" calcext:value-type="float">
            <text:p>104.629089497586</text:p>
          </table:table-cell>
        </table:table-row>
        <table:table-row table:style-name="ro1">
          <table:table-cell table:number-columns-repeated="3"/>
          <table:table-cell table:formula="of:=[.D96]*IF(RAND()&lt;1-[.$B$4];[.$B$3];[.$B$2])" office:value-type="float" office:value="105.675380392562" calcext:value-type="float">
            <text:p>105.675380392562</text:p>
          </table:table-cell>
        </table:table-row>
        <table:table-row table:style-name="ro1">
          <table:table-cell table:number-columns-repeated="3"/>
          <table:table-cell table:formula="of:=[.D97]*IF(RAND()&lt;1-[.$B$4];[.$B$3];[.$B$2])" office:value-type="float" office:value="106.732134196487" calcext:value-type="float">
            <text:p>106.732134196487</text:p>
          </table:table-cell>
        </table:table-row>
        <table:table-row table:style-name="ro1">
          <table:table-cell table:number-columns-repeated="3"/>
          <table:table-cell table:formula="of:=[.D98]*IF(RAND()&lt;1-[.$B$4];[.$B$3];[.$B$2])" office:value-type="float" office:value="105.664812854523" calcext:value-type="float">
            <text:p>105.664812854523</text:p>
          </table:table-cell>
        </table:table-row>
        <table:table-row table:style-name="ro1">
          <table:table-cell table:number-columns-repeated="3"/>
          <table:table-cell table:formula="of:=[.D99]*IF(RAND()&lt;1-[.$B$4];[.$B$3];[.$B$2])" office:value-type="float" office:value="104.608164725977" calcext:value-type="float">
            <text:p>104.608164725977</text:p>
          </table:table-cell>
        </table:table-row>
        <table:table-row table:style-name="ro1">
          <table:table-cell table:number-columns-repeated="3"/>
          <table:table-cell table:formula="of:=[.D100]*IF(RAND()&lt;1-[.$B$4];[.$B$3];[.$B$2])" office:value-type="float" office:value="105.654246373237" calcext:value-type="float">
            <text:p>105.654246373237</text:p>
          </table:table-cell>
        </table:table-row>
        <table:table-row table:style-name="ro1">
          <table:table-cell table:number-columns-repeated="3"/>
          <table:table-cell table:formula="of:=[.D101]*IF(RAND()&lt;1-[.$B$4];[.$B$3];[.$B$2])" office:value-type="float" office:value="106.710788836969" calcext:value-type="float">
            <text:p>106.710788836969</text:p>
          </table:table-cell>
        </table:table-row>
        <table:table-row table:style-name="ro1">
          <table:table-cell table:number-columns-repeated="3"/>
          <table:table-cell table:formula="of:=[.D102]*IF(RAND()&lt;1-[.$B$4];[.$B$3];[.$B$2])" office:value-type="float" office:value="107.777896725339" calcext:value-type="float">
            <text:p>107.777896725339</text:p>
          </table:table-cell>
        </table:table-row>
        <table:table-row table:style-name="ro1">
          <table:table-cell table:number-columns-repeated="3"/>
          <table:table-cell table:formula="of:=[.D103]*IF(RAND()&lt;1-[.$B$4];[.$B$3];[.$B$2])" office:value-type="float" office:value="106.700117758086" calcext:value-type="float">
            <text:p>106.700117758086</text:p>
          </table:table-cell>
        </table:table-row>
        <table:table-row table:style-name="ro1">
          <table:table-cell table:number-columns-repeated="3"/>
          <table:table-cell table:formula="of:=[.D104]*IF(RAND()&lt;1-[.$B$4];[.$B$3];[.$B$2])" office:value-type="float" office:value="105.633116580505" calcext:value-type="float">
            <text:p>105.633116580505</text:p>
          </table:table-cell>
        </table:table-row>
        <table:table-row table:style-name="ro1">
          <table:table-cell table:number-columns-repeated="3"/>
          <table:table-cell table:formula="of:=[.D105]*IF(RAND()&lt;1-[.$B$4];[.$B$3];[.$B$2])" office:value-type="float" office:value="106.68944774631" calcext:value-type="float">
            <text:p>106.68944774631</text:p>
          </table:table-cell>
        </table:table-row>
        <table:table-row table:style-name="ro1">
          <table:table-cell table:number-columns-repeated="3"/>
          <table:table-cell table:formula="of:=[.D106]*IF(RAND()&lt;1-[.$B$4];[.$B$3];[.$B$2])" office:value-type="float" office:value="107.756342223773" calcext:value-type="float">
            <text:p>107.756342223773</text:p>
          </table:table-cell>
        </table:table-row>
        <table:table-row table:style-name="ro1">
          <table:table-cell table:number-columns-repeated="3"/>
          <table:table-cell table:formula="of:=[.D107]*IF(RAND()&lt;1-[.$B$4];[.$B$3];[.$B$2])" office:value-type="float" office:value="106.678778801535" calcext:value-type="float">
            <text:p>106.678778801535</text:p>
          </table:table-cell>
        </table:table-row>
        <table:table-row table:style-name="ro1">
          <table:table-cell table:number-columns-repeated="3"/>
          <table:table-cell table:formula="of:=[.D108]*IF(RAND()&lt;1-[.$B$4];[.$B$3];[.$B$2])" office:value-type="float" office:value="107.745566589551" calcext:value-type="float">
            <text:p>107.745566589551</text:p>
          </table:table-cell>
        </table:table-row>
        <table:table-row table:style-name="ro1">
          <table:table-cell table:number-columns-repeated="3"/>
          <table:table-cell table:formula="of:=[.D109]*IF(RAND()&lt;1-[.$B$4];[.$B$3];[.$B$2])" office:value-type="float" office:value="106.668110923655" calcext:value-type="float">
            <text:p>106.668110923655</text:p>
          </table:table-cell>
        </table:table-row>
        <table:table-row table:style-name="ro1">
          <table:table-cell table:number-columns-repeated="3"/>
          <table:table-cell table:formula="of:=[.D110]*IF(RAND()&lt;1-[.$B$4];[.$B$3];[.$B$2])" office:value-type="float" office:value="107.734792032892" calcext:value-type="float">
            <text:p>107.734792032892</text:p>
          </table:table-cell>
        </table:table-row>
        <table:table-row table:style-name="ro1">
          <table:table-cell table:number-columns-repeated="3"/>
          <table:table-cell table:formula="of:=[.D111]*IF(RAND()&lt;1-[.$B$4];[.$B$3];[.$B$2])" office:value-type="float" office:value="106.657444112563" calcext:value-type="float">
            <text:p>106.657444112563</text:p>
          </table:table-cell>
        </table:table-row>
        <table:table-row table:style-name="ro1">
          <table:table-cell table:number-columns-repeated="3"/>
          <table:table-cell table:formula="of:=[.D112]*IF(RAND()&lt;1-[.$B$4];[.$B$3];[.$B$2])" office:value-type="float" office:value="105.590869671437" calcext:value-type="float">
            <text:p>105.590869671437</text:p>
          </table:table-cell>
        </table:table-row>
        <table:table-row table:style-name="ro1">
          <table:table-cell table:number-columns-repeated="3"/>
          <table:table-cell table:formula="of:=[.D113]*IF(RAND()&lt;1-[.$B$4];[.$B$3];[.$B$2])" office:value-type="float" office:value="106.646778368152" calcext:value-type="float">
            <text:p>106.646778368152</text:p>
          </table:table-cell>
        </table:table-row>
        <table:table-row table:style-name="ro1">
          <table:table-cell table:number-columns-repeated="3"/>
          <table:table-cell table:formula="of:=[.D114]*IF(RAND()&lt;1-[.$B$4];[.$B$3];[.$B$2])" office:value-type="float" office:value="107.713246151833" calcext:value-type="float">
            <text:p>107.713246151833</text:p>
          </table:table-cell>
        </table:table-row>
        <table:table-row table:style-name="ro1">
          <table:table-cell table:number-columns-repeated="3"/>
          <table:table-cell table:formula="of:=[.D115]*IF(RAND()&lt;1-[.$B$4];[.$B$3];[.$B$2])" office:value-type="float" office:value="106.636113690315" calcext:value-type="float">
            <text:p>106.636113690315</text:p>
          </table:table-cell>
        </table:table-row>
        <table:table-row table:style-name="ro1">
          <table:table-cell table:number-columns-repeated="3"/>
          <table:table-cell table:formula="of:=[.D116]*IF(RAND()&lt;1-[.$B$4];[.$B$3];[.$B$2])" office:value-type="float" office:value="107.702474827218" calcext:value-type="float">
            <text:p>107.702474827218</text:p>
          </table:table-cell>
        </table:table-row>
        <table:table-row table:style-name="ro1">
          <table:table-cell table:number-columns-repeated="3"/>
          <table:table-cell table:formula="of:=[.D117]*IF(RAND()&lt;1-[.$B$4];[.$B$3];[.$B$2])" office:value-type="float" office:value="106.625450078946" calcext:value-type="float">
            <text:p>106.625450078946</text:p>
          </table:table-cell>
        </table:table-row>
        <table:table-row table:style-name="ro1">
          <table:table-cell table:number-columns-repeated="3"/>
          <table:table-cell table:formula="of:=[.D118]*IF(RAND()&lt;1-[.$B$4];[.$B$3];[.$B$2])" office:value-type="float" office:value="105.559195578156" calcext:value-type="float">
            <text:p>105.559195578156</text:p>
          </table:table-cell>
        </table:table-row>
        <table:table-row table:style-name="ro1">
          <table:table-cell table:number-columns-repeated="3"/>
          <table:table-cell table:formula="of:=[.D119]*IF(RAND()&lt;1-[.$B$4];[.$B$3];[.$B$2])" office:value-type="float" office:value="104.503603622375" calcext:value-type="float">
            <text:p>104.503603622375</text:p>
          </table:table-cell>
        </table:table-row>
        <table:table-row table:style-name="ro1">
          <table:table-cell table:number-columns-repeated="3"/>
          <table:table-cell table:formula="of:=[.D120]*IF(RAND()&lt;1-[.$B$4];[.$B$3];[.$B$2])" office:value-type="float" office:value="103.458567586151" calcext:value-type="float">
            <text:p>103.458567586151</text:p>
          </table:table-cell>
        </table:table-row>
        <table:table-row table:style-name="ro1">
          <table:table-cell table:number-columns-repeated="3"/>
          <table:table-cell table:formula="of:=[.D121]*IF(RAND()&lt;1-[.$B$4];[.$B$3];[.$B$2])" office:value-type="float" office:value="102.423981910289" calcext:value-type="float">
            <text:p>102.423981910289</text:p>
          </table:table-cell>
        </table:table-row>
        <table:table-row table:style-name="ro1">
          <table:table-cell table:number-columns-repeated="3"/>
          <table:table-cell table:formula="of:=[.D122]*IF(RAND()&lt;1-[.$B$4];[.$B$3];[.$B$2])" office:value-type="float" office:value="103.448221729392" calcext:value-type="float">
            <text:p>103.448221729392</text:p>
          </table:table-cell>
        </table:table-row>
        <table:table-row table:style-name="ro1">
          <table:table-cell table:number-columns-repeated="3"/>
          <table:table-cell table:formula="of:=[.D123]*IF(RAND()&lt;1-[.$B$4];[.$B$3];[.$B$2])" office:value-type="float" office:value="104.482703946686" calcext:value-type="float">
            <text:p>104.482703946686</text:p>
          </table:table-cell>
        </table:table-row>
        <table:table-row table:style-name="ro1">
          <table:table-cell table:number-columns-repeated="3"/>
          <table:table-cell table:formula="of:=[.D124]*IF(RAND()&lt;1-[.$B$4];[.$B$3];[.$B$2])" office:value-type="float" office:value="105.527530986153" calcext:value-type="float">
            <text:p>105.527530986153</text:p>
          </table:table-cell>
        </table:table-row>
        <table:table-row table:style-name="ro1">
          <table:table-cell table:number-columns-repeated="3"/>
          <table:table-cell table:formula="of:=[.D125]*IF(RAND()&lt;1-[.$B$4];[.$B$3];[.$B$2])" office:value-type="float" office:value="106.582806296015" calcext:value-type="float">
            <text:p>106.582806296015</text:p>
          </table:table-cell>
        </table:table-row>
        <table:table-row table:style-name="ro1">
          <table:table-cell table:number-columns-repeated="3"/>
          <table:table-cell table:formula="of:=[.D126]*IF(RAND()&lt;1-[.$B$4];[.$B$3];[.$B$2])" office:value-type="float" office:value="107.648634358975" calcext:value-type="float">
            <text:p>107.648634358975</text:p>
          </table:table-cell>
        </table:table-row>
        <table:table-row table:style-name="ro1">
          <table:table-cell table:number-columns-repeated="3"/>
          <table:table-cell table:formula="of:=[.D127]*IF(RAND()&lt;1-[.$B$4];[.$B$3];[.$B$2])" office:value-type="float" office:value="108.725120702565" calcext:value-type="float">
            <text:p>108.725120702565</text:p>
          </table:table-cell>
        </table:table-row>
        <table:table-row table:style-name="ro1">
          <table:table-cell table:number-columns-repeated="3"/>
          <table:table-cell table:formula="of:=[.D128]*IF(RAND()&lt;1-[.$B$4];[.$B$3];[.$B$2])" office:value-type="float" office:value="107.637869495539" calcext:value-type="float">
            <text:p>107.637869495539</text:p>
          </table:table-cell>
        </table:table-row>
        <table:table-row table:style-name="ro1">
          <table:table-cell table:number-columns-repeated="3"/>
          <table:table-cell table:formula="of:=[.D129]*IF(RAND()&lt;1-[.$B$4];[.$B$3];[.$B$2])" office:value-type="float" office:value="106.561490800584" calcext:value-type="float">
            <text:p>106.561490800584</text:p>
          </table:table-cell>
        </table:table-row>
        <table:table-row table:style-name="ro1">
          <table:table-cell table:number-columns-repeated="3"/>
          <table:table-cell table:formula="of:=[.D130]*IF(RAND()&lt;1-[.$B$4];[.$B$3];[.$B$2])" office:value-type="float" office:value="105.495875892578" calcext:value-type="float">
            <text:p>105.495875892578</text:p>
          </table:table-cell>
        </table:table-row>
        <table:table-row table:style-name="ro1">
          <table:table-cell table:number-columns-repeated="3"/>
          <table:table-cell table:formula="of:=[.D131]*IF(RAND()&lt;1-[.$B$4];[.$B$3];[.$B$2])" office:value-type="float" office:value="106.550834651503" calcext:value-type="float">
            <text:p>106.550834651503</text:p>
          </table:table-cell>
        </table:table-row>
        <table:table-row table:style-name="ro1">
          <table:table-cell table:number-columns-repeated="3"/>
          <table:table-cell table:formula="of:=[.D132]*IF(RAND()&lt;1-[.$B$4];[.$B$3];[.$B$2])" office:value-type="float" office:value="107.616342998018" calcext:value-type="float">
            <text:p>107.616342998018</text:p>
          </table:table-cell>
        </table:table-row>
        <table:table-row table:style-name="ro1">
          <table:table-cell table:number-columns-repeated="3"/>
          <table:table-cell table:formula="of:=[.D133]*IF(RAND()&lt;1-[.$B$4];[.$B$3];[.$B$2])" office:value-type="float" office:value="108.692506427999" calcext:value-type="float">
            <text:p>108.692506427999</text:p>
          </table:table-cell>
        </table:table-row>
        <table:table-row table:style-name="ro1">
          <table:table-cell table:number-columns-repeated="3"/>
          <table:table-cell table:formula="of:=[.D134]*IF(RAND()&lt;1-[.$B$4];[.$B$3];[.$B$2])" office:value-type="float" office:value="107.605581363719" calcext:value-type="float">
            <text:p>107.605581363719</text:p>
          </table:table-cell>
        </table:table-row>
        <table:table-row table:style-name="ro1">
          <table:table-cell table:number-columns-repeated="3"/>
          <table:table-cell table:formula="of:=[.D135]*IF(RAND()&lt;1-[.$B$4];[.$B$3];[.$B$2])" office:value-type="float" office:value="108.681637177356" calcext:value-type="float">
            <text:p>108.681637177356</text:p>
          </table:table-cell>
        </table:table-row>
        <table:table-row table:style-name="ro1">
          <table:table-cell table:number-columns-repeated="3"/>
          <table:table-cell table:formula="of:=[.D136]*IF(RAND()&lt;1-[.$B$4];[.$B$3];[.$B$2])" office:value-type="float" office:value="109.768453549129" calcext:value-type="float">
            <text:p>109.768453549129</text:p>
          </table:table-cell>
        </table:table-row>
        <table:table-row table:style-name="ro1">
          <table:table-cell table:number-columns-repeated="3"/>
          <table:table-cell table:formula="of:=[.D137]*IF(RAND()&lt;1-[.$B$4];[.$B$3];[.$B$2])" office:value-type="float" office:value="110.866138084621" calcext:value-type="float">
            <text:p>110.866138084621</text:p>
          </table:table-cell>
        </table:table-row>
        <table:table-row table:style-name="ro1">
          <table:table-cell table:number-columns-repeated="3"/>
          <table:table-cell table:formula="of:=[.D138]*IF(RAND()&lt;1-[.$B$4];[.$B$3];[.$B$2])" office:value-type="float" office:value="109.757476703775" calcext:value-type="float">
            <text:p>109.757476703775</text:p>
          </table:table-cell>
        </table:table-row>
        <table:table-row table:style-name="ro1">
          <table:table-cell table:number-columns-repeated="3"/>
          <table:table-cell table:formula="of:=[.D139]*IF(RAND()&lt;1-[.$B$4];[.$B$3];[.$B$2])" office:value-type="float" office:value="108.659901936737" calcext:value-type="float">
            <text:p>108.659901936737</text:p>
          </table:table-cell>
        </table:table-row>
        <table:table-row table:style-name="ro1">
          <table:table-cell table:number-columns-repeated="3"/>
          <table:table-cell table:formula="of:=[.D140]*IF(RAND()&lt;1-[.$B$4];[.$B$3];[.$B$2])" office:value-type="float" office:value="109.746500956104" calcext:value-type="float">
            <text:p>109.746500956104</text:p>
          </table:table-cell>
        </table:table-row>
        <table:table-row table:style-name="ro1">
          <table:table-cell table:number-columns-repeated="3"/>
          <table:table-cell table:formula="of:=[.D141]*IF(RAND()&lt;1-[.$B$4];[.$B$3];[.$B$2])" office:value-type="float" office:value="110.843965965665" calcext:value-type="float">
            <text:p>110.843965965665</text:p>
          </table:table-cell>
        </table:table-row>
        <table:table-row table:style-name="ro1">
          <table:table-cell table:number-columns-repeated="3"/>
          <table:table-cell table:formula="of:=[.D142]*IF(RAND()&lt;1-[.$B$4];[.$B$3];[.$B$2])" office:value-type="float" office:value="111.952405625322" calcext:value-type="float">
            <text:p>111.952405625322</text:p>
          </table:table-cell>
        </table:table-row>
        <table:table-row table:style-name="ro1">
          <table:table-cell table:number-columns-repeated="3"/>
          <table:table-cell table:formula="of:=[.D143]*IF(RAND()&lt;1-[.$B$4];[.$B$3];[.$B$2])" office:value-type="float" office:value="110.832881569069" calcext:value-type="float">
            <text:p>110.832881569069</text:p>
          </table:table-cell>
        </table:table-row>
        <table:table-row table:style-name="ro1">
          <table:table-cell table:number-columns-repeated="3"/>
          <table:table-cell table:formula="of:=[.D144]*IF(RAND()&lt;1-[.$B$4];[.$B$3];[.$B$2])" office:value-type="float" office:value="111.941210384759" calcext:value-type="float">
            <text:p>111.941210384759</text:p>
          </table:table-cell>
        </table:table-row>
        <table:table-row table:style-name="ro1">
          <table:table-cell table:number-columns-repeated="3"/>
          <table:table-cell table:formula="of:=[.D145]*IF(RAND()&lt;1-[.$B$4];[.$B$3];[.$B$2])" office:value-type="float" office:value="110.821798280912" calcext:value-type="float">
            <text:p>110.821798280912</text:p>
          </table:table-cell>
        </table:table-row>
        <table:table-row table:style-name="ro1">
          <table:table-cell table:number-columns-repeated="3"/>
          <table:table-cell table:formula="of:=[.D146]*IF(RAND()&lt;1-[.$B$4];[.$B$3];[.$B$2])" office:value-type="float" office:value="111.930016263721" calcext:value-type="float">
            <text:p>111.930016263721</text:p>
          </table:table-cell>
        </table:table-row>
        <table:table-row table:style-name="ro1">
          <table:table-cell table:number-columns-repeated="3"/>
          <table:table-cell table:formula="of:=[.D147]*IF(RAND()&lt;1-[.$B$4];[.$B$3];[.$B$2])" office:value-type="float" office:value="110.810716101084" calcext:value-type="float">
            <text:p>110.810716101084</text:p>
          </table:table-cell>
        </table:table-row>
        <table:table-row table:style-name="ro1">
          <table:table-cell table:number-columns-repeated="3"/>
          <table:table-cell table:formula="of:=[.D148]*IF(RAND()&lt;1-[.$B$4];[.$B$3];[.$B$2])" office:value-type="float" office:value="109.702608940073" calcext:value-type="float">
            <text:p>109.702608940073</text:p>
          </table:table-cell>
        </table:table-row>
        <table:table-row table:style-name="ro1">
          <table:table-cell table:number-columns-repeated="3"/>
          <table:table-cell table:formula="of:=[.D149]*IF(RAND()&lt;1-[.$B$4];[.$B$3];[.$B$2])" office:value-type="float" office:value="108.605582850672" calcext:value-type="float">
            <text:p>108.605582850672</text:p>
          </table:table-cell>
        </table:table-row>
        <table:table-row table:style-name="ro1">
          <table:table-cell table:number-columns-repeated="3"/>
          <table:table-cell table:formula="of:=[.D150]*IF(RAND()&lt;1-[.$B$4];[.$B$3];[.$B$2])" office:value-type="float" office:value="107.519527022165" calcext:value-type="float">
            <text:p>107.519527022165</text:p>
          </table:table-cell>
        </table:table-row>
        <table:table-row table:style-name="ro1">
          <table:table-cell table:number-columns-repeated="3"/>
          <table:table-cell table:formula="of:=[.D151]*IF(RAND()&lt;1-[.$B$4];[.$B$3];[.$B$2])" office:value-type="float" office:value="108.594722292387" calcext:value-type="float">
            <text:p>108.594722292387</text:p>
          </table:table-cell>
        </table:table-row>
        <table:table-row table:style-name="ro1">
          <table:table-cell table:number-columns-repeated="3"/>
          <table:table-cell table:formula="of:=[.D152]*IF(RAND()&lt;1-[.$B$4];[.$B$3];[.$B$2])" office:value-type="float" office:value="107.508775069463" calcext:value-type="float">
            <text:p>107.508775069463</text:p>
          </table:table-cell>
        </table:table-row>
        <table:table-row table:style-name="ro1">
          <table:table-cell table:number-columns-repeated="3"/>
          <table:table-cell table:formula="of:=[.D153]*IF(RAND()&lt;1-[.$B$4];[.$B$3];[.$B$2])" office:value-type="float" office:value="106.433687318768" calcext:value-type="float">
            <text:p>106.433687318768</text:p>
          </table:table-cell>
        </table:table-row>
        <table:table-row table:style-name="ro1">
          <table:table-cell table:number-columns-repeated="3"/>
          <table:table-cell table:formula="of:=[.D154]*IF(RAND()&lt;1-[.$B$4];[.$B$3];[.$B$2])" office:value-type="float" office:value="107.498024191956" calcext:value-type="float">
            <text:p>107.498024191956</text:p>
          </table:table-cell>
        </table:table-row>
        <table:table-row table:style-name="ro1">
          <table:table-cell table:number-columns-repeated="3"/>
          <table:table-cell table:formula="of:=[.D155]*IF(RAND()&lt;1-[.$B$4];[.$B$3];[.$B$2])" office:value-type="float" office:value="108.573004433876" calcext:value-type="float">
            <text:p>108.573004433876</text:p>
          </table:table-cell>
        </table:table-row>
        <table:table-row table:style-name="ro1">
          <table:table-cell table:number-columns-repeated="3"/>
          <table:table-cell table:formula="of:=[.D156]*IF(RAND()&lt;1-[.$B$4];[.$B$3];[.$B$2])" office:value-type="float" office:value="107.487274389537" calcext:value-type="float">
            <text:p>107.487274389537</text:p>
          </table:table-cell>
        </table:table-row>
        <table:table-row table:style-name="ro1">
          <table:table-cell table:number-columns-repeated="3"/>
          <table:table-cell table:formula="of:=[.D157]*IF(RAND()&lt;1-[.$B$4];[.$B$3];[.$B$2])" office:value-type="float" office:value="106.412401645642" calcext:value-type="float">
            <text:p>106.412401645642</text:p>
          </table:table-cell>
        </table:table-row>
        <table:table-row table:style-name="ro1">
          <table:table-cell table:number-columns-repeated="3"/>
          <table:table-cell table:formula="of:=[.D158]*IF(RAND()&lt;1-[.$B$4];[.$B$3];[.$B$2])" office:value-type="float" office:value="105.348277629185" calcext:value-type="float">
            <text:p>105.3482776291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6T19:16:18.563297762</meta:creation-date>
    <dc:date>2018-12-26T19:25:18.640679202</dc:date>
    <meta:editing-duration>PT9M</meta:editing-duration>
    <meta:editing-cycles>3</meta:editing-cycles>
    <meta:generator>LibreOffice/6.0.7.3$Linux_X86_64 LibreOffice_project/00m0$Build-3</meta:generator>
    <meta:document-statistic meta:table-count="1" meta:cell-count="1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D1:Sheet1.D159" svg:x="0.32cm" svg:y="0.18cm" svg:width="12.508cm" svg:height="8.64cm">
          <chartooo:coordinate-region svg:x="0.941cm" svg:y="0.379cm" svg:width="11.42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159" chart:class="chart:scatter">
            <chart:data-point chart:repeated="1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D1:Sheet1.D1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8.9901">
                <text:p>98.99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.000199">
                <text:p>98.0001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7.02019701">
                <text:p>97.020197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6.0499950399">
                <text:p>96.04999503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5.089495089501">
                <text:p>95.0894950895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4.138600138606">
                <text:p>94.1386001386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3.1972141372199">
                <text:p>93.19721413721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4.1291862785921">
                <text:p>94.12918627859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3.1878944158062">
                <text:p>93.18789441580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2.2560154716481">
                <text:p>92.25601547164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1.3334553169317">
                <text:p>91.33345531693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2.246789870101">
                <text:p>92.2467898701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3.169257768802">
                <text:p>93.1692577688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4.10095034649">
                <text:p>94.100950346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.0419598499549">
                <text:p>95.04195984995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4.0915402514554">
                <text:p>94.09154025145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.0324556539699">
                <text:p>95.03245565396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5.9827802105096">
                <text:p>95.98278021050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6.9426080126147">
                <text:p>96.94260801261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5.9731819324886">
                <text:p>95.97318193248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.9329137518134">
                <text:p>96.93291375181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7.9022428893316">
                <text:p>97.90224288933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.8812653182249">
                <text:p>98.88126531822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9.8700779714071">
                <text:p>99.87007797140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.868778751121">
                <text:p>100.8687787511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9.86009096361">
                <text:p>99.860090963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.858691873246">
                <text:p>100.8586918732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9.8501049545136">
                <text:p>99.85010495451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.848606004059">
                <text:p>100.8486060040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1.857092064099">
                <text:p>101.8570920640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.838521143458">
                <text:p>100.8385211434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1.846906354893">
                <text:p>101.8469063548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.828437291344">
                <text:p>100.8284372913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1.836721664257">
                <text:p>101.8367216642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2.8550888809">
                <text:p>102.85508888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1.826537992091">
                <text:p>101.8265379920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.80827261217">
                <text:p>100.808272612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1.816355338292">
                <text:p>101.8163553382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.798191784909">
                <text:p>100.7981917849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9.7902098670598">
                <text:p>99.79020986705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8.7923077683892">
                <text:p>98.79230776838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9.7802308460731">
                <text:p>99.78023084607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8.7824285376124">
                <text:p>98.78242853761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7.7946042522362">
                <text:p>97.79460425223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.8166582097139">
                <text:p>96.81665820971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.784824791811">
                <text:p>97.7848247918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.7626730397291">
                <text:p>98.76267303972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7.7750463093318">
                <text:p>97.77504630933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6.7972958462385">
                <text:p>96.79729584623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7.7652688047009">
                <text:p>97.76526880470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6.7876161166539">
                <text:p>96.78761611665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7.7554922778204">
                <text:p>97.75549227782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8.7330472005987">
                <text:p>98.73304720059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7.7457167285927">
                <text:p>97.74571672859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8.7231738958786">
                <text:p>98.72317389587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9.7104056348374">
                <text:p>99.71040563483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.707509691186">
                <text:p>100.7075096911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9.7004345942739">
                <text:p>99.70043459427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8.7034302483312">
                <text:p>98.70343024833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9.6904645508145">
                <text:p>99.69046455081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8.6935599053063">
                <text:p>98.69355990530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9.6804955043594">
                <text:p>99.68049550435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0.677300459403">
                <text:p>100.6773004594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1.684073463997">
                <text:p>101.6840734639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2.700914198637">
                <text:p>102.7009141986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1.673905056651">
                <text:p>101.6739050566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.657166006084">
                <text:p>100.6571660060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1.663737666145">
                <text:p>101.6637376661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.647100289483">
                <text:p>100.6471002894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9.6406292865886">
                <text:p>99.64062928658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0.637035579455">
                <text:p>100.6370355794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9.63066522366">
                <text:p>99.630665223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8.6343585714234">
                <text:p>98.63435857142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9.6207021571376">
                <text:p>99.62070215713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8.6244951355662">
                <text:p>98.62449513556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9.6107400869219">
                <text:p>99.61074008692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.606847487791">
                <text:p>100.6068474877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1.612915962669">
                <text:p>101.6129159626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.596786803042">
                <text:p>100.5967868030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9.5908189350119">
                <text:p>99.59081893501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8.5949107456618">
                <text:p>98.59491074566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7.6089616382052">
                <text:p>97.60896163820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6.6328720218231">
                <text:p>96.63287202182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7.5992007420414">
                <text:p>97.59920074204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8.5751927494618">
                <text:p>98.57519274946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9.5609446769564">
                <text:p>99.56094467695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.556554123726">
                <text:p>100.5565541237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1.562119664963">
                <text:p>101.5621196649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2.577740861613">
                <text:p>102.5777408616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1.551963452997">
                <text:p>101.5519634529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2.567483087527">
                <text:p>102.5674830875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3.593157918402">
                <text:p>103.5931579184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4.629089497586">
                <text:p>104.6290894975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5.675380392562">
                <text:p>105.6753803925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6.732134196487">
                <text:p>106.7321341964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5.664812854523">
                <text:p>105.6648128545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4.608164725977">
                <text:p>104.6081647259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5.654246373237">
                <text:p>105.6542463732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6.710788836969">
                <text:p>106.7107888369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7.777896725339">
                <text:p>107.7778967253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6.700117758086">
                <text:p>106.7001177580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.633116580505">
                <text:p>105.6331165805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.68944774631">
                <text:p>106.689447746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.756342223773">
                <text:p>107.7563422237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6.678778801535">
                <text:p>106.6787788015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7.745566589551">
                <text:p>107.7455665895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6.668110923655">
                <text:p>106.6681109236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7.734792032892">
                <text:p>107.7347920328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6.657444112563">
                <text:p>106.6574441125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5.590869671437">
                <text:p>105.5908696714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6.646778368152">
                <text:p>106.6467783681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7.713246151833">
                <text:p>107.7132461518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6.636113690315">
                <text:p>106.6361136903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7.702474827218">
                <text:p>107.7024748272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6.625450078946">
                <text:p>106.6254500789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5.559195578156">
                <text:p>105.5591955781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4.503603622375">
                <text:p>104.5036036223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3.458567586151">
                <text:p>103.45856758615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2.423981910289">
                <text:p>102.4239819102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3.448221729392">
                <text:p>103.4482217293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4.482703946686">
                <text:p>104.4827039466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5.527530986153">
                <text:p>105.5275309861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6.582806296015">
                <text:p>106.5828062960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7.648634358975">
                <text:p>107.6486343589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8.725120702565">
                <text:p>108.7251207025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7.637869495539">
                <text:p>107.6378694955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6.561490800584">
                <text:p>106.5614908005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5.495875892578">
                <text:p>105.4958758925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6.550834651503">
                <text:p>106.5508346515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7.616342998018">
                <text:p>107.6163429980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8.692506427999">
                <text:p>108.6925064279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7.605581363719">
                <text:p>107.6055813637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8.681637177356">
                <text:p>108.6816371773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9.768453549129">
                <text:p>109.7684535491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0.866138084621">
                <text:p>110.8661380846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9.757476703775">
                <text:p>109.7574767037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8.659901936737">
                <text:p>108.6599019367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9.746500956104">
                <text:p>109.74650095610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0.843965965665">
                <text:p>110.8439659656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1.952405625322">
                <text:p>111.9524056253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0.832881569069">
                <text:p>110.83288156906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1.941210384759">
                <text:p>111.9412103847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0.821798280912">
                <text:p>110.8217982809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1.930016263721">
                <text:p>111.9300162637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0.810716101084">
                <text:p>110.8107161010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9.702608940073">
                <text:p>109.7026089400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8.605582850672">
                <text:p>108.6055828506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7.519527022165">
                <text:p>107.5195270221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8.594722292387">
                <text:p>108.59472229238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7.508775069463">
                <text:p>107.5087750694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6.433687318768">
                <text:p>106.43368731876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7.498024191956">
                <text:p>107.4980241919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8.573004433876">
                <text:p>108.5730044338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7.487274389537">
                <text:p>107.48727438953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6.412401645642">
                <text:p>106.4124016456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5.348277629185">
                <text:p>105.3482776291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